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1in" style:rel-column-width="9463*"/>
    </style:style>
    <style:style style:name="Table3.B" style:family="table-column">
      <style:table-column-properties style:column-width="5.925in" style:rel-column-width="56072*"/>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a8fcc"/>
    </style:style>
    <style:style style:name="P2" style:family="paragraph" style:parent-style-name="Standard">
      <style:text-properties officeooo:rsid="000ead27" officeooo:paragraph-rsid="000ead27"/>
    </style:style>
    <style:style style:name="P3" style:family="paragraph" style:parent-style-name="Standard">
      <style:text-properties officeooo:rsid="00210097" officeooo:paragraph-rsid="00210097"/>
    </style:style>
    <style:style style:name="P4" style:family="paragraph" style:parent-style-name="Standard">
      <style:text-properties officeooo:rsid="00210097" officeooo:paragraph-rsid="0042d342"/>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10"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11"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1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2.8437in"/>
        </style:tab-stops>
      </style:paragraph-properties>
    </style:style>
    <style:style style:name="P14" style:family="paragraph" style:parent-style-name="Text_20_body">
      <style:paragraph-properties>
        <style:tab-stops>
          <style:tab-stop style:position="6.3717in" style:type="right"/>
        </style:tab-stops>
      </style:paragraph-properties>
      <style:text-properties officeooo:paragraph-rsid="004e38f3"/>
    </style:style>
    <style:style style:name="P15" style:family="paragraph" style:parent-style-name="Standard">
      <style:text-properties officeooo:rsid="000a8fcc"/>
    </style:style>
    <style:style style:name="P16" style:family="paragraph" style:parent-style-name="Standard">
      <style:text-properties officeooo:rsid="000ead27" officeooo:paragraph-rsid="000ead27"/>
    </style:style>
    <style:style style:name="P17" style:family="paragraph" style:parent-style-name="Standard">
      <style:text-properties officeooo:rsid="00210097" officeooo:paragraph-rsid="00210097"/>
    </style:style>
    <style:style style:name="P18" style:family="paragraph" style:parent-style-name="Standard">
      <style:text-properties officeooo:rsid="00210097" officeooo:paragraph-rsid="0042d342"/>
    </style:style>
    <style:style style:name="P19" style:family="paragraph" style:parent-style-name="Standard">
      <style:text-properties officeooo:rsid="000ddcd5" officeooo:paragraph-rsid="000ddcd5"/>
    </style:style>
    <style:style style:name="P20" style:family="paragraph" style:parent-style-name="Standard">
      <style:text-properties officeooo:rsid="001153e3" officeooo:paragraph-rsid="001153e3"/>
    </style:style>
    <style:style style:name="P21" style:family="paragraph" style:parent-style-name="Standard">
      <style:text-properties officeooo:paragraph-rsid="000ead27"/>
    </style:style>
    <style:style style:name="P22" style:family="paragraph" style:parent-style-name="Standard">
      <style:text-properties officeooo:rsid="000c5282" officeooo:paragraph-rsid="000c5282"/>
    </style:style>
    <style:style style:name="P23" style:family="paragraph" style:parent-style-name="Standard">
      <style:text-properties officeooo:rsid="0015377c" officeooo:paragraph-rsid="0015377c"/>
    </style:style>
    <style:style style:name="P24" style:family="paragraph" style:parent-style-name="Standard">
      <style:text-properties officeooo:rsid="001d2139" officeooo:paragraph-rsid="001d2139"/>
    </style:style>
    <style:style style:name="P25" style:family="paragraph" style:parent-style-name="Standard">
      <style:text-properties officeooo:rsid="001d2139" officeooo:paragraph-rsid="0040fe3f"/>
    </style:style>
    <style:style style:name="P26" style:family="paragraph" style:parent-style-name="Standard">
      <style:text-properties officeooo:rsid="002535f0" officeooo:paragraph-rsid="002535f0"/>
    </style:style>
    <style:style style:name="P27" style:family="paragraph" style:parent-style-name="Standard">
      <style:text-properties officeooo:rsid="002535f0" officeooo:paragraph-rsid="0040fe3f"/>
    </style:style>
    <style:style style:name="P28" style:family="paragraph" style:parent-style-name="Standard">
      <style:text-properties officeooo:rsid="00282833" officeooo:paragraph-rsid="00282833"/>
    </style:style>
    <style:style style:name="P29" style:family="paragraph" style:parent-style-name="Standard">
      <style:text-properties officeooo:paragraph-rsid="0029dc14"/>
    </style:style>
    <style:style style:name="P30" style:family="paragraph" style:parent-style-name="Standard">
      <style:text-properties officeooo:rsid="002ad8b1" officeooo:paragraph-rsid="002ad8b1"/>
    </style:style>
    <style:style style:name="P31" style:family="paragraph" style:parent-style-name="Standard">
      <style:text-properties officeooo:rsid="002cc02e" officeooo:paragraph-rsid="002cc02e"/>
    </style:style>
    <style:style style:name="P32" style:family="paragraph" style:parent-style-name="Standard">
      <style:text-properties officeooo:rsid="002d4c1a" officeooo:paragraph-rsid="002d4c1a"/>
    </style:style>
    <style:style style:name="P33" style:family="paragraph" style:parent-style-name="Standard">
      <style:text-properties officeooo:rsid="002d5272" officeooo:paragraph-rsid="002d5272"/>
    </style:style>
    <style:style style:name="P34" style:family="paragraph" style:parent-style-name="Standard">
      <style:text-properties officeooo:paragraph-rsid="003997c8"/>
    </style:style>
    <style:style style:name="P35" style:family="paragraph" style:parent-style-name="Standard">
      <style:text-properties officeooo:rsid="00172931" officeooo:paragraph-rsid="0042d342"/>
    </style:style>
    <style:style style:name="P36" style:family="paragraph" style:parent-style-name="Standard">
      <style:text-properties officeooo:rsid="003f3c7a" officeooo:paragraph-rsid="003f3c7a"/>
    </style:style>
    <style:style style:name="P37" style:family="paragraph" style:parent-style-name="Standard">
      <style:text-properties officeooo:rsid="0040fe3f" officeooo:paragraph-rsid="003f3c7a"/>
    </style:style>
    <style:style style:name="P38" style:family="paragraph" style:parent-style-name="Standard">
      <style:text-properties officeooo:rsid="001ff01c" officeooo:paragraph-rsid="0040fe3f"/>
    </style:style>
    <style:style style:name="P39" style:family="paragraph" style:parent-style-name="Standard">
      <style:text-properties officeooo:rsid="000899a2"/>
    </style:style>
    <style:style style:name="P4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1" style:family="paragraph" style:parent-style-name="Table_20_Contents">
      <style:paragraph-properties fo:margin-top="0in" fo:margin-bottom="0in" loext:contextual-spacing="false"/>
      <style:text-properties officeooo:rsid="002d4c1a" officeooo:paragraph-rsid="002f25e6"/>
    </style:style>
    <style:style style:name="P42" style:family="paragraph" style:parent-style-name="Table_20_Contents">
      <style:paragraph-properties fo:margin-top="0in" fo:margin-bottom="0in" loext:contextual-spacing="false"/>
      <style:text-properties officeooo:rsid="0032dcd1" officeooo:paragraph-rsid="0032dcd1"/>
    </style:style>
    <style:style style:name="P43" style:family="paragraph" style:parent-style-name="Table_20_Contents">
      <style:paragraph-properties fo:margin-top="0in" fo:margin-bottom="0in" loext:contextual-spacing="false"/>
      <style:text-properties officeooo:rsid="0032dcd1" officeooo:paragraph-rsid="0030430e"/>
    </style:style>
    <style:style style:name="P44" style:family="paragraph" style:parent-style-name="Table_20_Contents">
      <style:paragraph-properties fo:margin-top="0in" fo:margin-bottom="0in" loext:contextual-spacing="false" fo:keep-with-next="always"/>
      <style:text-properties officeooo:rsid="0030430e" officeooo:paragraph-rsid="0031d13c"/>
    </style:style>
    <style:style style:name="P45" style:family="paragraph" style:parent-style-name="Table_20_Contents">
      <style:paragraph-properties fo:margin-top="0in" fo:margin-bottom="0in" loext:contextual-spacing="false" fo:keep-with-next="always"/>
      <style:text-properties officeooo:rsid="0030430e" officeooo:paragraph-rsid="0030430e"/>
    </style:style>
    <style:style style:name="P46" style:family="paragraph" style:parent-style-name="Table_20_Contents">
      <style:text-properties officeooo:rsid="003f3c7a" officeooo:paragraph-rsid="003f3c7a"/>
    </style:style>
    <style:style style:name="P47" style:family="paragraph" style:parent-style-name="Table_20_Contents">
      <style:text-properties officeooo:rsid="0040fe3f" officeooo:paragraph-rsid="0040fe3f"/>
    </style:style>
    <style:style style:name="P48" style:family="paragraph" style:parent-style-name="Text_20_body">
      <style:paragraph-properties>
        <style:tab-stops>
          <style:tab-stop style:position="6.3717in" style:type="right"/>
        </style:tab-stops>
      </style:paragraph-properties>
      <style:text-properties officeooo:paragraph-rsid="004e38f3"/>
    </style:style>
    <style:style style:name="P49" style:family="paragraph" style:parent-style-name="Heading_20_2">
      <style:text-properties officeooo:rsid="00282833" officeooo:paragraph-rsid="00282833"/>
    </style:style>
    <style:style style:name="P50" style:family="paragraph" style:parent-style-name="Heading_20_2">
      <style:text-properties officeooo:rsid="003f3c7a" officeooo:paragraph-rsid="003f3c7a"/>
    </style:style>
    <style:style style:name="P51" style:family="paragraph" style:parent-style-name="Heading_20_2">
      <style:text-properties officeooo:rsid="001d2139" officeooo:paragraph-rsid="001d2139"/>
    </style:style>
    <style:style style:name="P52" style:family="paragraph" style:parent-style-name="Heading_20_2">
      <style:text-properties officeooo:rsid="00271e9c" officeooo:paragraph-rsid="00271e9c"/>
    </style:style>
    <style:style style:name="P53" style:family="paragraph" style:parent-style-name="Heading_20_2">
      <style:text-properties officeooo:rsid="002d4c1a" officeooo:paragraph-rsid="002d4c1a"/>
    </style:style>
    <style:style style:name="P54" style:family="paragraph" style:parent-style-name="Heading_20_2">
      <style:text-properties officeooo:rsid="0037d578" officeooo:paragraph-rsid="0037d578"/>
    </style:style>
    <style:style style:name="P55" style:family="paragraph" style:parent-style-name="Heading_20_3">
      <style:text-properties officeooo:rsid="0040fe3f" officeooo:paragraph-rsid="0040fe3f"/>
    </style:style>
    <style:style style:name="P56" style:family="paragraph" style:parent-style-name="Heading_20_3">
      <style:text-properties officeooo:paragraph-rsid="002f25e6"/>
    </style:style>
    <style:style style:name="P5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59"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9252in" style:type="right" style:leader-style="dotted" style:leader-text="."/>
        </style:tab-stops>
      </style:paragraph-properties>
    </style:style>
    <style:style style:name="P62" style:family="paragraph" style:parent-style-name="Contents_20_3">
      <style:paragraph-properties>
        <style:tab-stops>
          <style:tab-stop style:position="6.9252in" style:type="right" style:leader-style="dotted" style:leader-text="."/>
        </style:tab-stops>
      </style:paragraph-properties>
    </style:style>
    <style:style style:name="P63" style:family="paragraph" style:parent-style-name="Heading_20_1">
      <style:text-properties officeooo:rsid="002d4c1a" officeooo:paragraph-rsid="002d4c1a"/>
    </style:style>
    <style:style style:name="P64" style:family="paragraph" style:parent-style-name="Heading_20_1" style:master-page-name="First_20_Page">
      <style:paragraph-properties style:page-number="auto"/>
    </style:style>
    <style:style style:name="P65" style:family="paragraph" style:parent-style-name="Standard" style:list-style-name="L10">
      <style:text-properties officeooo:paragraph-rsid="000ead27"/>
    </style:style>
    <style:style style:name="P66" style:family="paragraph" style:parent-style-name="Standard" style:list-style-name="L11">
      <style:text-properties officeooo:paragraph-rsid="000ead27"/>
    </style:style>
    <style:style style:name="P67" style:family="paragraph" style:parent-style-name="Standard" style:list-style-name="L12">
      <style:text-properties officeooo:rsid="0048173c" officeooo:paragraph-rsid="000ead27"/>
    </style:style>
    <style:style style:name="P68" style:family="paragraph" style:parent-style-name="Standard" style:list-style-name="L12">
      <style:text-properties officeooo:rsid="00100f09" officeooo:paragraph-rsid="00100f09"/>
    </style:style>
    <style:style style:name="P69" style:family="paragraph" style:parent-style-name="Standard" style:list-style-name="L13">
      <style:text-properties officeooo:rsid="001153e3" officeooo:paragraph-rsid="0029dc14"/>
    </style:style>
    <style:style style:name="P70" style:family="paragraph" style:parent-style-name="Standard" style:list-style-name="L13">
      <style:text-properties officeooo:rsid="0013a86e" officeooo:paragraph-rsid="0029dc14"/>
    </style:style>
    <style:style style:name="P71" style:family="paragraph" style:parent-style-name="Standard" style:list-style-name="L14">
      <style:text-properties officeooo:rsid="00172931" officeooo:paragraph-rsid="00172931"/>
    </style:style>
    <style:style style:name="P72" style:family="paragraph" style:parent-style-name="Standard" style:list-style-name="L14">
      <style:text-properties officeooo:rsid="00172931" officeooo:paragraph-rsid="003d2054"/>
    </style:style>
    <style:style style:name="P73" style:family="paragraph" style:parent-style-name="Standard" style:list-style-name="L15">
      <style:text-properties officeooo:rsid="00271e9c" officeooo:paragraph-rsid="00271e9c"/>
    </style:style>
    <style:style style:name="P74" style:family="paragraph" style:parent-style-name="Standard" style:list-style-name="L15">
      <style:text-properties officeooo:rsid="002b9a0f" officeooo:paragraph-rsid="002b9a0f"/>
    </style:style>
    <style:style style:name="P75" style:family="paragraph" style:parent-style-name="Standard" style:list-style-name="L15">
      <style:text-properties officeooo:rsid="003f3c7a" officeooo:paragraph-rsid="003f3c7a"/>
    </style:style>
    <style:style style:name="P76" style:family="paragraph" style:parent-style-name="Standard" style:list-style-name="L15">
      <style:text-properties officeooo:rsid="002cc02e" officeooo:paragraph-rsid="002d4c1a"/>
    </style:style>
    <style:style style:name="P77" style:family="paragraph" style:parent-style-name="Standard">
      <style:text-properties officeooo:rsid="000a8fcc"/>
    </style:style>
    <style:style style:name="P78" style:family="paragraph" style:parent-style-name="Standard">
      <style:text-properties officeooo:rsid="000ead27" officeooo:paragraph-rsid="000ead27"/>
    </style:style>
    <style:style style:name="P79" style:family="paragraph" style:parent-style-name="Standard">
      <style:text-properties officeooo:rsid="00210097" officeooo:paragraph-rsid="00210097"/>
    </style:style>
    <style:style style:name="P80" style:family="paragraph" style:parent-style-name="Standard">
      <style:text-properties officeooo:rsid="00210097" officeooo:paragraph-rsid="0042d342"/>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2" style:family="paragraph">
      <style:paragraph-properties style:writing-mode="lr-tb"/>
    </style:style>
    <style:style style:name="P8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535f0"/>
    </style:style>
    <style:style style:name="T2" style:family="text">
      <style:text-properties officeooo:rsid="0024e6b9"/>
    </style:style>
    <style:style style:name="T3" style:family="text">
      <style:text-properties officeooo:rsid="0040fe3f"/>
    </style:style>
    <style:style style:name="T4" style:family="text">
      <style:text-properties officeooo:rsid="001153e3"/>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officeooo:rsid="0024e6b9" style:font-size-asian="8pt" style:font-size-complex="8pt"/>
    </style:style>
    <style:style style:name="T8" style:family="text">
      <style:text-properties fo:font-size="8pt" officeooo:rsid="001153e3" style:font-size-asian="8pt" style:font-size-complex="8pt"/>
    </style:style>
    <style:style style:name="T9" style:family="text">
      <style:text-properties fo:font-size="9pt" style:font-size-asian="9pt" style:font-size-complex="8pt"/>
    </style:style>
    <style:style style:name="T10" style:family="text">
      <style:text-properties officeooo:rsid="002535f0"/>
    </style:style>
    <style:style style:name="T11" style:family="text">
      <style:text-properties officeooo:rsid="0024e6b9"/>
    </style:style>
    <style:style style:name="T12" style:family="text">
      <style:text-properties officeooo:rsid="0040fe3f"/>
    </style:style>
    <style:style style:name="T13" style:family="text">
      <style:text-properties officeooo:rsid="00100f09"/>
    </style:style>
    <style:style style:name="T14" style:family="text">
      <style:text-properties officeooo:rsid="0018d7a2"/>
    </style:style>
    <style:style style:name="T15" style:family="text">
      <style:text-properties officeooo:rsid="001213b1"/>
    </style:style>
    <style:style style:name="T16" style:family="text">
      <style:text-properties officeooo:rsid="00172931"/>
    </style:style>
    <style:style style:name="T17" style:family="text">
      <style:text-properties officeooo:rsid="001a7cea"/>
    </style:style>
    <style:style style:name="T18" style:family="text">
      <style:text-properties officeooo:rsid="001ef795"/>
    </style:style>
    <style:style style:name="T19" style:family="text">
      <style:text-properties officeooo:rsid="001ff01c"/>
    </style:style>
    <style:style style:name="T20" style:family="text">
      <style:text-properties officeooo:rsid="00217e19"/>
    </style:style>
    <style:style style:name="T21" style:family="text">
      <style:text-properties officeooo:rsid="00271e9c"/>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officeooo:rsid="0029dc14"/>
    </style:style>
    <style:style style:name="T25" style:family="text">
      <style:text-properties officeooo:rsid="002b9a0f"/>
    </style:style>
    <style:style style:name="T26" style:family="text">
      <style:text-properties officeooo:rsid="002cc02e"/>
    </style:style>
    <style:style style:name="T27" style:family="text">
      <style:text-properties officeooo:rsid="002d4c1a"/>
    </style:style>
    <style:style style:name="T28" style:family="text">
      <style:text-properties officeooo:rsid="002f25e6"/>
    </style:style>
    <style:style style:name="T29" style:family="text">
      <style:text-properties officeooo:rsid="0031d13c"/>
    </style:style>
    <style:style style:name="T30" style:family="text">
      <style:text-properties officeooo:rsid="0034467e"/>
    </style:style>
    <style:style style:name="T31" style:family="text">
      <style:text-properties officeooo:rsid="00354eab"/>
    </style:style>
    <style:style style:name="T32" style:family="text">
      <style:text-properties officeooo:rsid="0037d578"/>
    </style:style>
    <style:style style:name="T33" style:family="text">
      <style:text-properties officeooo:rsid="003997c8"/>
    </style:style>
    <style:style style:name="T3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6"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7"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38" style:family="text">
      <style:text-properties officeooo:rsid="003f3c7a"/>
    </style:style>
    <style:style style:name="T39" style:family="text">
      <style:text-properties officeooo:rsid="0042d342"/>
    </style:style>
    <style:style style:name="T40" style:family="text">
      <style:text-properties officeooo:rsid="004cfb42"/>
    </style:style>
    <style:style style:name="T41" style:family="text">
      <style:text-properties officeooo:rsid="004dd648"/>
    </style:style>
    <style:style style:name="T42"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style:font-name="Ubuntu" fo:font-size="10pt" fo:language="en" fo:country="US" style:language-asian="zxx" style:country-asian="none" style:language-complex="zxx" style:country-complex="none"/>
    </style:style>
    <style:style style:name="T4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style:font-name="Ubuntu" fo:font-size="10pt" fo:language="en" fo:country="US" fo:font-weight="bold" style:language-asian="zxx" style:country-asian="none" style:language-complex="zxx" style:country-complex="none"/>
    </style:style>
    <style:style style:name="T47"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652631669744" text:id="ct106652631669744">
          <text:deletion>
            <office:change-info>
              <dc:creator>Stuart Baker</dc:creator>
              <dc:date>2016-02-04T14:53:00</dc:date>
            </office:change-info>
            <text:p text:style-name="P1">she is</text:p>
          </text:deletion>
        </text:changed-region>
        <text:changed-region xml:id="ct106652631582800" text:id="ct106652631582800">
          <text:insertion>
            <office:change-info>
              <dc:creator>Stuart Baker</dc:creator>
              <dc:date>2016-02-04T14:53:00</dc:date>
            </office:change-info>
          </text:insertion>
        </text:changed-region>
        <text:changed-region xml:id="ct106652631685552" text:id="ct106652631685552">
          <text:deletion>
            <office:change-info>
              <dc:creator>Stuart Baker</dc:creator>
              <dc:date>2016-02-04T15:03:00</dc:date>
            </office:change-info>
            <text:p text:style-name="P2">The defined method</text:p>
          </text:deletion>
        </text:changed-region>
        <text:changed-region xml:id="ct106652631580928" text:id="ct106652631580928">
          <text:insertion>
            <office:change-info>
              <dc:creator>Stuart Baker</dc:creator>
              <dc:date>2016-02-04T15:03:00</dc:date>
            </office:change-info>
          </text:insertion>
        </text:changed-region>
        <text:changed-region xml:id="ct106652631619200" text:id="ct106652631619200">
          <text:insertion>
            <office:change-info>
              <dc:creator>Stuart Baker</dc:creator>
              <dc:date>2016-02-04T15:04:00</dc:date>
            </office:change-info>
          </text:insertion>
        </text:changed-region>
        <text:changed-region xml:id="ct107202389491136" text:id="ct107202389491136">
          <text:insertion>
            <office:change-info>
              <dc:creator>David Harris</dc:creator>
              <dc:date>2016-02-03T00:58:00</dc:date>
            </office:change-info>
          </text:insertion>
        </text:changed-region>
        <text:changed-region xml:id="ct107202389602416" text:id="ct107202389602416">
          <text:insertion>
            <office:change-info>
              <dc:creator>Balazs Racz</dc:creator>
              <dc:date>2016-02-03T11:45:00</dc:date>
            </office:change-info>
          </text:insertion>
        </text:changed-region>
        <text:changed-region xml:id="ct107202389552704" text:id="ct107202389552704">
          <text:deletion>
            <office:change-info>
              <dc:creator>Balazs Racz</dc:creator>
              <dc:date>2016-01-19T14:31:00</dc:date>
            </office:change-info>
            <text:p text:style-name="P3"><text:span text:style-name="T1">may, but is not required to,</text:span></text:p>
          </text:deletion>
        </text:changed-region>
        <text:changed-region xml:id="ct107202389539392" text:id="ct107202389539392">
          <text:insertion>
            <office:change-info>
              <dc:creator>Balazs Racz</dc:creator>
              <dc:date>2016-01-19T14:31:00</dc:date>
            </office:change-info>
          </text:insertion>
        </text:changed-region>
        <text:changed-region xml:id="ct107202389567888" text:id="ct107202389567888">
          <text:insertion>
            <office:change-info>
              <dc:creator>David Harris</dc:creator>
              <dc:date>2016-02-03T23:09:00</dc:date>
            </office:change-info>
          </text:insertion>
        </text:changed-region>
        <text:changed-region xml:id="ct107202389552912" text:id="ct107202389552912">
          <text:insertion>
            <office:change-info>
              <dc:creator>David Harris</dc:creator>
              <dc:date>2016-02-03T23:09:00</dc:date>
            </office:change-info>
          </text:insertion>
        </text:changed-region>
        <text:changed-region xml:id="ct107202389604704" text:id="ct107202389604704">
          <text:insertion>
            <office:change-info>
              <dc:creator>Balazs Racz</dc:creator>
              <dc:date>2016-01-19T14:28:00</dc:date>
            </office:change-info>
          </text:insertion>
        </text:changed-region>
        <text:changed-region xml:id="ct107202389516096" text:id="ct107202389516096">
          <text:insertion>
            <office:change-info>
              <dc:creator>David Harris</dc:creator>
              <dc:date>2016-02-03T00:58:00</dc:date>
            </office:change-info>
          </text:insertion>
        </text:changed-region>
        <text:changed-region xml:id="ct107202389529408" text:id="ct107202389529408">
          <text:insertion>
            <office:change-info>
              <dc:creator>Balazs Racz</dc:creator>
              <dc:date>2016-02-03T11:45:00</dc:date>
            </office:change-info>
          </text:insertion>
        </text:changed-region>
        <text:changed-region xml:id="ct107202389535440" text:id="ct107202389535440">
          <text:deletion>
            <office:change-info>
              <dc:creator>Balazs Racz</dc:creator>
              <dc:date>2016-01-19T14:32:00</dc:date>
            </office:change-info>
            <text:p text:style-name="P4"><text:span text:style-name="T2">may, but is not required to,</text:span></text:p>
          </text:deletion>
        </text:changed-region>
        <text:changed-region xml:id="ct107202389535648" text:id="ct107202389535648">
          <text:insertion>
            <office:change-info>
              <dc:creator>Balazs Racz</dc:creator>
              <dc:date>2016-01-19T14:32:00</dc:date>
            </office:change-info>
          </text:insertion>
        </text:changed-region>
        <text:changed-region xml:id="ct107202389585984" text:id="ct107202389585984">
          <text:insertion>
            <office:change-info>
              <dc:creator>David Harris</dc:creator>
              <dc:date>2016-02-03T23:10:00</dc:date>
            </office:change-info>
          </text:insertion>
        </text:changed-region>
        <text:changed-region xml:id="ct107202387505680" text:id="ct107202387505680">
          <text:deletion>
            <office:change-info>
              <dc:creator>Balazs Racz</dc:creator>
              <dc:date>2016-01-19T14:33:00</dc:date>
            </office:change-info>
            <text:h text:style-name="Heading_20_3" text:outline-level="3"><text:span text:style-name="T3">Completing</text:span></text:h>
          </text:deletion>
        </text:changed-region>
        <text:changed-region xml:id="ct107202389556032" text:id="ct107202389556032">
          <text:insertion>
            <office:change-info>
              <dc:creator>Balazs Racz</dc:creator>
              <dc:date>2016-01-19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Introduction (Informative)</text:h>
      <text:p text:style-name="P39">This Standard defines a method for using OpenLCB protocols for upgrading the firmware of an OpenLCB node. This Standard is agnostic to the physical layer.</text:p>
      <text:h text:style-name="Heading_20_1" text:outline-level="1">Intended Use (Informative)</text:h>
      <text:p text:style-name="P1">This method is expected to be implemented in common Configuration Tool (CT) software packages. Any hardware device that is able to follow the interactions defined here and thereby receive a firmware upgrade through this method will be able to be updated using commonly available CT software. This reduces the burden of the manufacturers in that they don't need to develop and provide tools and user interface for firmware upgrade capability, as well as increases user satisfaction, because the user does not have to acquire and learn to use a new tool for each hardware manufacturer, but can use a tool <text:change text:change-id="ct106652631669744"/><text:change-start text:change-id="ct106652631582800"/><text:span text:style-name="T40">they are</text:span><text:change-end text:change-id="ct106652631582800"/> already familiar with to update all conforming hardware nodes.</text:p>
      <text:p text:style-name="P22">This Standard does not define new protocols, but identifies a specific subset of the OpenLCB protocol stack that is necessary for the firmware upgrade to function, and defines the exact sequence of operations that are expected to happen during a firmware upgrade.</text:p>
      <text:p text:style-name="P19">The intended use of this subset is to allow manufacturers to supply their hardware with dual firmware, consisting of a “<text:span text:style-name="T38">f</text:span><text:span text:style-name="T34">irmware </text:span><text:span text:style-name="T37">u</text:span><text:span text:style-name="T34">pgrade</text:span>” component with the minim<text:span text:style-name="T13">um required </text:span>support for firmware update, as well as a replaceable “production” firmware for full node operation.</text:p>
      <text:h text:style-name="Heading_20_1" text:outline-level="1">References and Context (Normative)</text:h>
      <text:p text:style-name="P21">For more information on format and presentation, see: </text:p>
      <text:list xml:id="list7673163326412680287" text:style-name="L10">
        <text:list-item>
          <text:p text:style-name="P65">OpenLCB Common Information Technical Note</text:p>
        </text:list-item>
      </text:list>
      <text:p text:style-name="P21">For information on OpenLCB message transport and OpenLCB communications, see:</text:p>
      <text:list xml:id="list942703144827120709" text:style-name="L11">
        <text:list-item>
          <text:p text:style-name="P66">OpenLCB Message Network Standard. <text:span text:style-name="T14">That Standard also defines the Uninitialized state and the Node Initialization Complete message, as well as the Protocol Support protocol messages.</text:span></text:p>
        </text:list-item>
      </text:list>
      <text:p text:style-name="P2"><text:change text:change-id="ct106652631685552"/><text:change-start text:change-id="ct106652631580928"/><text:span text:style-name="T41">Firmware upgrade</text:span><text:change-end text:change-id="ct106652631580928"/> relies on commands and messages defined in the following standards:</text:p>
      <text:list xml:id="list6653671086431300840" text:style-name="L12">
        <text:list-item>
          <text:p text:style-name="P67"><text:soft-page-break/>OpenLCB Memory Configuration Standard, which defines, among others, the commands <text:s/>“<text:span text:style-name="T38">Freeze</text:span>”, “<text:span text:style-name="T38">Unfreeze”, “Write” and </text:span>“Stream Write”.</text:p>
        </text:list-item>
        <text:list-item>
          <text:p text:style-name="P68">OpenLCB Stream Transport Draft Standard, which defined how streams are opened, data transferred, aborted with error<text:change-start text:change-id="ct106652631619200"/>,<text:change-end text:change-id="ct106652631619200"/> and completed.</text:p>
        </text:list-item>
      </text:list>
      <text:h text:style-name="Heading_20_1" text:outline-level="1">Message Formats (Normative)</text:h>
      <text:p text:style-name="P20">This Standard does not define any messages.</text:p>
      <text:h text:style-name="Heading_20_1" text:outline-level="1">States (Normative)</text:h>
      <text:p text:style-name="P20">A powered-on hardware node may be in one of the following two states:</text:p>
      <text:list xml:id="list1649965303298701966" text:style-name="L13">
        <text:list-item>
          <text:p text:style-name="P69"><text:span text:style-name="T34">Firmware Upgrade</text:span> state. In this state the node <text:span text:style-name="T15">supports a writable Memory Space under the number of the Firmware Space to receive the firmware upgrade data, as defined in the firmware upgrade interaction. The hardware is not expected to perform any of its regular operations. The OpenLCB node shall still be standards compliant.</text:span></text:p>
        </text:list-item>
        <text:list-item>
          <text:p text:style-name="P70">Operating state. In this state the node performs its desired function. <text:span text:style-name="T24">The node in Operating state must not export a writable Memory Space under the number of the Firmware Space.</text:span></text:p>
        </text:list-item>
      </text:list>
      <text:h text:style-name="Heading_20_1" text:outline-level="1">Interactions (Normative)</text:h>
      <text:h text:style-name="P49" text:outline-level="2">Definitions</text:h>
      <text:p text:style-name="P28">There are two nodes involved in the firmware upgrade process:</text:p>
      <text:p text:style-name="P28">The <text:span text:style-name="T22">Configuration Tool</text:span> (CT) is the node with a user interface that is in possession of the new manufacturer-supplied firmware data file.</text:p>
      <text:p text:style-name="P28">The <text:span text:style-name="T22">Target Node</text:span><text:span text:style-name="T23"> is the node whose firmware is being updated.</text:span></text:p>
      <text:h text:style-name="Heading_20_2" text:outline-level="2">State transitions</text:h>
      <text:p text:style-name="P30">A node may not transition between <text:span text:style-name="T34">Firmware Upgrade</text:span> state and Operating state without <text:span text:style-name="T25">returning to Uninitialized state, as defined by the OpenLCB Message Network standard.</text:span></text:p>
      <text:p text:style-name="P23">At power-up a hardware node shall start up in Operating state by default, unless one <text:span text:style-name="T16">of the following conditions hold:</text:span></text:p>
      <text:list xml:id="list7199179714234358973" text:style-name="L14">
        <text:list-item>
          <text:p text:style-name="P71">Regular operation is impossible due to the lack of a working firmware. <text:span text:style-name="T32">In this case the Target Node may, but is not required to, emit a Producer-Consumer Event Report (PCER) message with the Well-Known Event ID “Firmware Corrupted” after reaching Initialized state.</text:span></text:p>
        </text:list-item>
        <text:list-item>
          <text:p text:style-name="P72">The user has requested firmware upgrade mode using a hardware switch, <text:span text:style-name="T17">if one is available</text:span>. <text:span text:style-name="T32">In this case, the Target Node may, but is not required to, emit a PCER message with the Well-Known Event ID “Firmware Upgrade Requested by Hardware Switch” after reaching Initialized state.</text:span></text:p>
        </text:list-item>
      </text:list>
      <text:p text:style-name="P35"><text:soft-page-break/>To request a <text:span text:style-name="T24">Target Node</text:span> to transition from <text:span text:style-name="T34">Firmware Upgrade</text:span> state to Operating state, <text:span text:style-name="T24">the</text:span> Configuration Tool shall send a Memory Configuration protocol “<text:span text:style-name="T39">Unfreeze</text:span>” command <text:span text:style-name="T14">for the memory space designated as Firmware Space</text:span>. <text:span text:style-name="T14">The Target Node shall acknowledge the completion of the state transition by sending a Node Initialization Complete message.</text:span></text:p>
      <text:p text:style-name="P29"><text:span text:style-name="T14">To request a Target Node to transition to </text:span><text:span text:style-name="T35">Firmware Upgrade</text:span><text:span text:style-name="T14"> state (from either </text:span><text:span text:style-name="T35">Firmware Upgrade</text:span><text:span text:style-name="T14"> or Operating state), a Configuration Tool shall send a Memory Configuration protocol “Freeze” command for the memory space designated as Firmware space. The node shall acknowledge the completion of the state transition by sending a Node Initialization Complete message.</text:span></text:p>
      <text:h text:style-name="P50" text:outline-level="2">State identification</text:h>
      <text:p text:style-name="P36">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46">State</text:p>
          </table:table-cell>
          <table:table-cell table:style-name="Table4.A1" office:value-type="string">
            <text:p text:style-name="P46">Protocol bit (Normative)</text:p>
          </table:table-cell>
          <table:table-cell table:style-name="Table4.C1" office:value-type="string">
            <text:p text:style-name="P46">Bit value (Informative)</text:p>
          </table:table-cell>
        </table:table-row>
        <table:table-row>
          <table:table-cell table:style-name="Table4.A2" office:value-type="string">
            <text:p text:style-name="P46">Operating state</text:p>
          </table:table-cell>
          <table:table-cell table:style-name="Table4.A2" office:value-type="string">
            <text:p text:style-name="P46">Firmware Upgrade Protocol</text:p>
          </table:table-cell>
          <table:table-cell table:style-name="Table4.C2" office:value-type="string">
            <text:p text:style-name="P46">0x<text:span text:style-name="T3">00 00 20</text:span></text:p>
          </table:table-cell>
        </table:table-row>
        <table:table-row>
          <table:table-cell table:style-name="Table4.A2" office:value-type="string">
            <text:p text:style-name="P47">Firmware Upgrade state</text:p>
          </table:table-cell>
          <table:table-cell table:style-name="Table4.A2" office:value-type="string">
            <text:p text:style-name="P47">Firmware Upgrade Active</text:p>
          </table:table-cell>
          <table:table-cell table:style-name="Table4.C2" office:value-type="string">
            <text:p text:style-name="P47">0x00 00 10</text:p>
          </table:table-cell>
        </table:table-row>
      </table:table>
      <text:p text:style-name="P37"/>
      <text:h text:style-name="P51" text:outline-level="2">Data Transfer</text:h>
      <text:h text:style-name="P55" text:outline-level="3">Streaming transfer</text:h>
      <text:p text:style-name="P24"><text:span text:style-name="T3">If the Target Node, while in Firmware Upgrade state, sets the “Stream Protocol” bit in the Protocol Support Reply packet, then t</text:span>he Configuration Tool shall transfer the manufacturer-supplied firmware data by performing a Memory Configuration protocol Stream Write to the memory space of Firmware Space, <text:span text:style-name="T19">with a </text:span>starting offset <text:span text:style-name="T19">of zero (</text:span>0<text:span text:style-name="T19">)</text:span>. <text:span text:style-name="T18">The stream data bytes are the unmodified, uninterpreted, exact sequence of the manufacturer-supplied firmware upgrade file.</text:span></text:p>
      <text:p text:style-name="P26">The <text:span text:style-name="T30">Target Node </text:span>being upgraded may, but is not required to, throttle the incoming data on the stream by means allowed by the Stream protocol.</text:p>
      <text:p text:style-name="P3">After transferring all the bytes in the manufacturer-supplied firmware data file, the CT shall <text:span text:style-name="T2">wait until it would be allowed to send more data according to the Stream protocol. Then the CT shall </text:span>close the stream <text:span text:style-name="T2">as defined in the Stream protocol</text:span>. <text:span text:style-name="T1">Afterwards the </text:span><office:annotation office:name="__Annotation__1636_972072151"><dc:creator>David Harris</dc:creator><dc:date>2016-02-03T00:58:07</dc:date><text:list text:style-name=""><text:list-item><text:p>Should this be the target node?</text:p></text:list-item></text:list></office:annotation><text:span text:style-name="T1">CT</text:span><text:change-start text:change-id="ct107202389491136"/><office:annotation-end office:name="__Annotation__1636_972072151"/><text:change-end text:change-id="ct107202389491136"/><text:change-start text:change-id="ct107202389602416"/><office:annotation><dc:creator>Balazs Racz</dc:creator><dc:date>2016-02-03T11:45:21</dc:date><text:list text:continue-numbering="true" text:style-name=""><text:list-item><text:p text:style-name="P81"><text:span text:style-name="T43">Reply to David Harris (02/03/2016, 00:58): "..."</text:span></text:p></text:list-item><text:list-item><text:p><text:span text:style-name="T44">No, it is the CT that is </text:span><text:span text:style-name="T46">initiating</text:span><text:span text:style-name="T44"> the transition to operating mode, by sending the Unfreeze datagram.</text:span></text:p></text:list-item></text:list></office:annotation><text:change-end text:change-id="ct107202389602416"/><text:span text:style-name="T1"> </text:span><text:change text:change-id="ct107202389552704"/><text:change-start text:change-id="ct107202389539392"/><text:span text:style-name="T1">shall</text:span><text:change-end text:change-id="ct107202389539392"/><text:span text:style-name="T1"> initiate a transition </text:span><text:change-start text:change-id="ct107202389567888"/><text:span text:style-name="T1">of the Target Node </text:span><text:change-end text:change-id="ct107202389567888"/><text:span text:style-name="T1">to Operating state</text:span><text:change-start text:change-id="ct107202389552912"/><text:span text:style-name="T1"> by sending the Unfreeze command</text:span><text:change-end text:change-id="ct107202389552912"/><text:span text:style-name="T1">.</text:span></text:p>
      <text:h text:style-name="Heading_20_3" text:outline-level="3">Datagram transfer</text:h>
      <text:p text:style-name="P25"><text:span text:style-name="T3">If the Target Node, while in Firmware Upgrade state, doe</text:span><text:change-start text:change-id="ct107202389604704"/><text:span text:style-name="T3">s</text:span><text:change-end text:change-id="ct107202389604704"/><text:span text:style-name="T3"> not set the “Stream Protocol” bit in the Protocol Support Reply packet, the Configuration Tool shall transfer the manufacturer-supplied firmware data by performing a sequence of Memory Configuration protocol Write commands, starting at offset 0, with exactly 64 bytes of payload in each datagram except the last, and the datagrams' offsets increasing by 64 bytes after each. The concatenated payloads of the Write messages sent shall be are the unmodified, uninterpreted, exact sequence of the manufacturer-supplied firmware upgrade file.</text:span></text:p>
      <text:p text:style-name="P27">The <text:span text:style-name="T30">Target Node </text:span>being upgraded may, but is not required to, throttle the incoming data on the stream by means allowed by the <text:span text:style-name="T3">Datagram</text:span> protocol <text:span text:style-name="T3">and Memory Configuration Protocol. </text:span></text:p>
      <text:p text:style-name="P4"><text:soft-page-break/>After transferring all the bytes in the manufacturer-supplied firmware data file, the CT shall <text:span text:style-name="T2">wait until the last datagram is responded to as the Memory Configuration Protocol requires. Afterwards the CT</text:span><text:change-start text:change-id="ct107202389516096"/><text:span text:style-name="T2"><office:annotation><dc:creator>David Harris</dc:creator><dc:date>2016-02-03T00:58:58</dc:date><text:list text:continue-numbering="true" text:style-name=""><text:list-item><text:p text:style-name="P81"><text:span text:style-name="T45">Target node?</text:span></text:p></text:list-item></text:list></office:annotation></text:span><text:change-end text:change-id="ct107202389516096"/><text:change-start text:change-id="ct107202389529408"/><text:span text:style-name="T2"><office:annotation><dc:creator>Balazs Racz</dc:creator><dc:date>2016-02-03T11:45:56</dc:date><text:list text:continue-numbering="true" text:style-name=""><text:list-item><text:p text:style-name="P81"><text:span text:style-name="T43">Reply to David Harris (02/03/2016, 00:58): "..."</text:span></text:p></text:list-item><text:list-item><text:p><text:span text:style-name="T44">Same as above.</text:span></text:p></text:list-item></text:list></office:annotation></text:span><text:change-end text:change-id="ct107202389529408"/><text:span text:style-name="T2"> </text:span><text:change text:change-id="ct107202389535440"/><text:change-start text:change-id="ct107202389535648"/><text:span text:style-name="T2">shall</text:span><text:change-end text:change-id="ct107202389535648"/><text:span text:style-name="T2"> initiate a transition </text:span><text:change-start text:change-id="ct107202389585984"/><text:span text:style-name="T2">of the Target Node </text:span><text:change-end text:change-id="ct107202389585984"/><text:span text:style-name="T2">to Operating state.</text:span></text:p>
      <text:h text:style-name="Heading_20_3" text:outline-level="3"><text:span text:style-name="T3">Aborting and </text:span><text:change text:change-id="ct107202387505680"/><text:change-start text:change-id="ct107202389556032"/><text:span text:style-name="T3">Re-trying</text:span><text:change-end text:change-id="ct107202389556032"/> the transfer</text:h>
      <text:p text:style-name="P38">If the node being upgraded encounters an error, it may abort the data transfer by aborting the stream with an error code <text:span text:style-name="T3">when using the Stream protocol</text:span>, <text:span text:style-name="T3">or, respectively, returning a Datagram Reject with an error code or a Write Response Failed Memory Configuration datagram</text:span>. <text:span text:style-name="T20">If the transfer is aborted, the node is required to stay in </text:span><text:span text:style-name="T36">Firmware Upgrade</text:span><text:span text:style-name="T20">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6">Firmware Upgrade</text:span><text:span text:style-name="T20"> state, able to accept a new firmware upgrade attempt.</text:span></text:p>
      <text:p text:style-name="P38"/>
      <text:h text:style-name="P52" text:outline-level="2">Full sequence of firmware upgrade</text:h>
      <text:p text:style-name="P31">For a more detailed <text:span text:style-name="T27">description of the messages transferred, please see the Firmware Upgrade Technical Note.</text:span></text:p>
      <text:list xml:id="list6898628352895313351" text:style-name="L15">
        <text:list-item>
          <text:p text:style-name="P73">The CT sends a Memory Configuration datagram <text:span text:style-name="T31">command “Freeze” with an argument of Firmware Space</text:span>. <text:span text:style-name="T25">Note that a Datagram Received OK reply message is not always returned to this request.</text:span></text:p>
        </text:list-item>
        <text:list-item>
          <text:p text:style-name="P74">The CT waits for a Node Initialization Complete message from the Target Node.</text:p>
        </text:list-item>
        <text:list-item>
          <text:p text:style-name="P75">The CT sends a Protocol Support Inquiry to the Target Node to check whether it supports Stream protocol.</text:p>
        </text:list-item>
        <text:list-item>
          <text:p text:style-name="P74">The CT <text:span text:style-name="T26">performs the Data Transfer.</text:span></text:p>
        </text:list-item>
        <text:list-item>
          <text:p text:style-name="P76">The CT resets the Target Node using a <text:span text:style-name="T21">Memory Configuration datagram command “Unfreeze” with an argument of Firmware Space.</text:span></text:p>
        </text:list-item>
      </text:list>
      <text:h text:style-name="P63" text:outline-level="1">Allocations (Normative)</text:h>
      <text:p text:style-name="P32">This section describes the numerical values that were referenced in earlier sections and are not defined in their respective standards.</text:p>
      <text:h text:style-name="P53" text:outline-level="2">Memory Space numbers</text:h>
      <table:table table:name="Table2" table:style-name="Table2">
        <table:table-column table:style-name="Table2.A"/>
        <table:table-column table:style-name="Table2.B"/>
        <table:table-row>
          <table:table-cell table:style-name="Table2.A1" office:value-type="string">
            <text:p text:style-name="P41">0xEF</text:p>
          </table:table-cell>
          <table:table-cell table:style-name="Table2.B1" office:value-type="string">
            <text:p text:style-name="P41">Firmware Space</text:p>
          </table:table-cell>
        </table:table-row>
      </table:table>
      <text:h text:style-name="P53" text:outline-level="2" text:is-list-header="true"/>
      <text:h text:style-name="P53" text:outline-level="2">Error Codes</text:h>
      <text:p text:style-name="P33">The Target Nodes may, but are not required to, use the following error codes to denote specific conditions relating to <text:span text:style-name="T28">the firmware upgrade process.</text:span></text:p>
      <table:table table:name="Table3" table:style-name="Table3">
        <table:table-column table:style-name="Table3.A"/>
        <table:table-column table:style-name="Table3.B"/>
        <text:soft-page-break/>
        <table:table-row>
          <table:table-cell table:style-name="Table3.A1" office:value-type="string">
            <text:p text:style-name="P45">0x208<text:span text:style-name="T30">8</text:span></text:p>
          </table:table-cell>
          <table:table-cell table:style-name="Table3.B1" office:value-type="string">
            <text:p text:style-name="P44">Temporary error, Transfer error.<text:line-break/><text:span text:style-name="T29">The firmware written has </text:span>failed checksum.</text:p>
          </table:table-cell>
        </table:table-row>
        <table:table-row>
          <table:table-cell table:style-name="Table3.A2" office:value-type="string">
            <text:p text:style-name="Table_20_Contents"><field:fieldmark-start text:name="__Fieldmark__11975_239195017" field:type=""/>0x1088<office:annotation office:name="__Fieldmark__7138_1534110011"><dc:creator>Balazs Racz</dc:creator><dc:date>2015-08-08T20:58:08</dc:date><text:list text:style-name=""><text:list-item><text:p text:style-name="P81"><text:span text:style-name="T42">We need to check these error codes to preferably prevent clashes.</text:span></text:p></text:list-item></text:list></office:annotation><field:fieldmark-end/></text:p>
          </table:table-cell>
          <table:table-cell table:style-name="Table3.B2" office:value-type="string">
            <text:p text:style-name="P43">Permanent error, invalid arguments.<text:line-break/>The firmware data is incompatible with this hardware node.</text:p>
          </table:table-cell>
        </table:table-row>
        <table:table-row>
          <table:table-cell table:style-name="Table3.A3" office:value-type="string">
            <text:p text:style-name="P42">0x1089</text:p>
          </table:table-cell>
          <table:table-cell table:style-name="Table3.B3" office:value-type="string">
            <text:p text:style-name="P42">Permanent error, invalid arguments.<text:line-break/>The firmware data is invalid or corrupted.</text:p>
          </table:table-cell>
        </table:table-row>
      </table:table>
      <text:h text:style-name="P56" text:outline-level="3" text:is-list-header="true"/>
      <text:h text:style-name="P54" text:outline-level="2">Well-Known Event IDs</text:h>
      <text:p text:style-name="P34">01.01.00.00.00.00.0<text:span text:style-name="T33">6</text:span>.<text:span text:style-name="T33">01<text:tab/> Firmware Corrupted</text:span></text:p>
      <text:p text:style-name="P34">01.01.00.00.00.00.0<text:span text:style-name="T33">6</text:span>.<text:span text:style-name="T33">02<text:tab/> Firmware Upgrade Requested by Hardware Switch</text:span></text:p>
      <text:h text:style-name="P56" text:outline-level="3"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text:s/>1 Introduction (Informative)<text:tab/>1</text:p>
          <text:p text:style-name="P60"><text:s/>2 Intended Use (Informative)<text:tab/>1</text:p>
          <text:p text:style-name="P60"><text:s/>3 References and Context (Normative)<text:tab/>1</text:p>
          <text:p text:style-name="P60"><text:s/>4 Message Formats (Normative)<text:tab/>2</text:p>
          <text:p text:style-name="P60"><text:s/>5 States (Normative)<text:tab/>2</text:p>
          <text:p text:style-name="P60"><text:s/>6 Interactions (Normative)<text:tab/>2</text:p>
          <text:p text:style-name="P61"><text:s/>6.1 Definitions<text:tab/>2</text:p>
          <text:p text:style-name="P61"><text:s/>6.2 State transitions<text:tab/>2</text:p>
          <text:p text:style-name="P61"><text:s/>6.3 State identification<text:tab/>3</text:p>
          <text:p text:style-name="P61"><text:s/>6.4 Data Transfer<text:tab/>3</text:p>
          <text:p text:style-name="P62"><text:s/>6.4.1 Streaming transfer<text:tab/>3</text:p>
          <text:p text:style-name="P62"><text:s/>6.4.2 Datagram transfer<text:tab/>3</text:p>
          <text:p text:style-name="P62"><text:s/>6.4.3 Aborting and CompletingRe-trying the transfer<text:tab/>4</text:p>
          <text:p text:style-name="P61"><text:s/>6.5 Full sequence of firmware upgrade<text:tab/>4</text:p>
          <text:p text:style-name="P60"><text:s/>7 Allocations (Normative)<text:tab/>4</text:p>
          <text:p text:style-name="P61"><text:s/>7.1 Memory Space numbers<text:tab/>4</text:p>
          <text:p text:style-name="P61"><text:s/>7.2 Error Codes<text:tab/>4</text:p>
          <text:p text:style-name="P61"><text:s/>7.3 Well-Known Event IDs<text:tab/>5</text:p>
        </text:index-body>
      </text:table-of-conten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1201in" loext: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11" style:family="paragraph" style:parent-style-name="Text_20_body">
      <style:paragraph-properties>
        <style:tab-stops>
          <style:tab-stop style:position="6.3717in" style:type="right"/>
        </style:tab-stops>
      </style:paragraph-properties>
      <style:text-properties officeooo:paragraph-rsid="004e38f3"/>
    </style:style>
    <style:style style:name="MP12"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153e3"/>
    </style:style>
    <style:style style:name="MT3" style:family="text">
      <style:text-properties fo:font-size="8pt" style:font-size-asian="8pt" style:font-size-complex="8pt"/>
    </style:style>
    <style:style style:name="MT4" style:family="text">
      <style:text-properties fo:font-size="8pt" officeooo:rsid="0024e6b9" style:font-size-asian="8pt" style:font-size-complex="8pt"/>
    </style:style>
    <style:style style:name="MT5" style:family="text">
      <style:text-properties fo:font-size="8pt" officeooo:rsid="001153e3" style:font-size-asian="8pt" style:font-size-complex="8pt"/>
    </style:style>
    <style:style style:name="MT6" style:family="text">
      <style:text-properties fo:font-size="9pt" style:font-size-asian="9pt" style:font-size-complex="8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Standard</text:p>
      </style:header>
      <style:footer>
        <text:tracked-changes>
          <text:changed-region xml:id="ct106102877858368" text:id="ct106102877858368">
            <text:insertion>
              <office:change-info>
                <dc:creator>Stuart Baker</dc:creator>
                <dc:date>2016-02-04T17:20:00</dc:date>
              </office:change-info>
            </text:insertion>
          </text:changed-region>
          <text:changed-region xml:id="ct106102875779728" text:id="ct106102875779728">
            <text:insertion>
              <office:change-info>
                <dc:creator>Stuart Baker</dc:creator>
                <dc:date>2016-02-04T17:20:00</dc:date>
              </office:change-info>
            </text:insertion>
          </text:changed-region>
          <text:changed-region xml:id="ct106102877903504" text:id="ct106102877903504">
            <text:deletion>
              <office:change-info>
                <dc:creator>Stuart Baker</dc:creator>
                <dc:date>2016-02-04T17:20:00</dc:date>
              </office:change-info>
              <text:p text:style-name="MP4"><text:span text:style-name="Page_20_Number"><text:span text:style-name="MT3"><text:date style:data-style-name="N75" text:date-value="2016-02-06T16:54:54.685383746">Feb 6, 2016</text:date></text:span></text:span></text:p>
            </text:deletion>
          </text:changed-region>
        </text:tracked-changes>
        <text:p text:style-name="MP4"><text:span text:style-name="Page_20_Number"><text:span text:style-name="MT3">Copyright 201</text:span></text:span><text:span text:style-name="Page_20_Number"><text:span text:style-name="MT4">5</text:span></text:span><text:change-start text:change-id="ct106102877858368"/><text:span text:style-name="Page_20_Number"><text:span text:style-name="MT4">-</text:span></text:span><text:span text:style-name="Page_20_Number"><text:span text:style-name="MT4"><text:user-defined style:data-style-name="N0" text:name="OLCByear">2016</text:user-defined></text:span></text:span><text:change-end text:change-id="ct106102877858368"/><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change-start text:change-id="ct106102875779728"/><text:span text:style-name="Page_20_Number"><text:span text:style-name="MT3"><text:user-defined style:data-style-name="N0" text:name="OLCBdate">Feb 6, 2016</text:user-defined></text:span></text:span><text:change-end text:change-id="ct106102875779728"/><text:change text:change-id="ct106102877903504"/></text:p>
      </style:footer>
    </style:master-page>
    <style:master-page style:name="First_20_Page" style:display-name="First Page" style:page-layout-name="Mpm2" style:next-style-name="Standard">
      <style:header>
        <text:tracked-changes>
          <text:changed-region xml:id="ct107202389572464" text:id="ct107202389572464">
            <text:deletion>
              <office:change-info>
                <dc:creator>Stuart Baker</dc:creator>
                <dc:date>2016-02-04T17:15:00</dc:date>
              </office:change-info>
              <text:p text:style-name="MP9"><text:date style:data-style-name="N75" text:date-value="2016-02-06T16:54:54.687006901">Feb 6, 2016</text:date></text:p>
            </text:deletion>
          </text:changed-region>
          <text:changed-region xml:id="ct107202389583696" text:id="ct107202389583696">
            <text:insertion>
              <office:change-info>
                <dc:creator>Stuart Baker</dc:creator>
                <dc:date>2016-02-04T17:15:00</dc:date>
              </office:change-info>
            </text:insertion>
          </text:changed-region>
          <text:changed-region xml:id="ct107202389527744" text:id="ct107202389527744">
            <text:deletion>
              <office:change-info>
                <dc:creator>Stuart Baker</dc:creator>
                <dc:date>2016-02-04T17:15:00</dc:date>
              </office:change-info>
              <text:p text:style-name="MP10">Proposal</text:p>
            </text:deletion>
          </text:changed-region>
          <text:changed-region xml:id="ct107202389482192" text:id="ct107202389482192">
            <text:insertion>
              <office:change-info>
                <dc:creator>Stuart Baker</dc:creator>
                <dc:date>2016-02-04T17:15: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21396544181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Image1" text:anchor-type="paragraph" svg:x="0.1866in" svg:y="0.1862in"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grad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change text:change-id="ct107202389572464"/><text:change-start text:change-id="ct107202389583696"/><text:user-defined style:data-style-name="N0" text:name="OLCBdate">Feb 6, 2016</text:user-defined><text:change-end text:change-id="ct107202389583696"/></text:p>
            </table:table-cell>
            <table:table-cell table:style-name="Table1.C1" office:value-type="string">
              <text:p text:style-name="MP10"><text:change text:change-id="ct107202389527744"/><text:change-start text:change-id="ct107202389482192"/><text:user-defined style:data-style-name="N0" text:name="OLCBstatus">Draft</text:user-defined><text:change-end text:change-id="ct107202389482192"/></text:p>
            </table:table-cell>
          </table:table-row>
        </table:table>
        <text:p text:style-name="Header"/>
      </style:header>
      <style:footer>
        <text:tracked-changes>
          <text:changed-region xml:id="ct107202389568304" text:id="ct107202389568304">
            <text:insertion>
              <office:change-info>
                <dc:creator>Stuart Baker</dc:creator>
                <dc:date>2016-02-04T17:16:00</dc:date>
              </office:change-info>
            </text:insertion>
          </text:changed-region>
          <text:changed-region xml:id="ct106102875828400" text:id="ct106102875828400">
            <text:deletion>
              <office:change-info>
                <dc:creator>Stuart Baker</dc:creator>
                <dc:date>2016-02-04T17:15:00</dc:date>
              </office:change-info>
              <text:p text:style-name="MP11"><text:span text:style-name="Page_20_Number"><text:span text:style-name="MT3"><text:date style:data-style-name="N75" text:date-value="2016-02-06T16:54:54.696611305">Feb 6, 2016</text:date></text:span></text:span></text:p>
            </text:deletion>
          </text:changed-region>
          <text:changed-region xml:id="ct106102877859824" text:id="ct106102877859824">
            <text:insertion>
              <office:change-info>
                <dc:creator>Stuart Baker</dc:creator>
                <dc:date>2016-02-04T17:15:00</dc:date>
              </office:change-info>
            </text:insertion>
          </text:changed-region>
        </text:tracked-changes>
        <text:p text:style-name="MP11"><text:span text:style-name="Page_20_Number"><text:span text:style-name="MT3">Copyright 201</text:span></text:span><text:span text:style-name="Page_20_Number"><text:span text:style-name="MT5">5</text:span></text:span><text:change-start text:change-id="ct107202389568304"/><text:span text:style-name="Page_20_Number"><text:span text:style-name="MT5">-</text:span></text:span><text:span text:style-name="Page_20_Number"><text:span text:style-name="MT5"><text:user-defined style:data-style-name="N0" text:name="OLCByear">2016</text:user-defined></text:span></text:span><text:change-end text:change-id="ct10720238956830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Page_20_Number"><text:span text:style-name="MT6"><text:tab/></text:span></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change text:change-id="ct106102875828400"/><text:change-start text:change-id="ct106102877859824"/><text:span text:style-name="Page_20_Number"><text:span text:style-name="MT3"><text:user-defined style:data-style-name="N0" text:name="OLCBdate">Feb 6, 2016</text:user-defined></text:span></text:span><text:change-end text:change-id="ct106102877859824"/></text:p>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04</meta:editing-cycles>
    <meta:editing-duration>PT18H55M37S</meta:editing-duration>
    <meta:generator>LibreOffice/4.4.0.3$MacOSX_X86_64 LibreOffice_project/de093506bcdc5fafd9023ee680b8c60e3e0645d7</meta:generator>
    <dc:date>2016-02-06T16:54:54.511712000</dc:date>
    <dc:creator>David Harris</dc:creator>
    <meta:document-statistic meta:table-count="4" meta:image-count="1" meta:object-count="0" meta:page-count="5" meta:paragraph-count="103" meta:word-count="1598" meta:character-count="10208" meta:non-whitespace-character-count="8687"/>
    <meta:user-defined meta:name="OLCBdate">Feb 6, 2016</meta:user-defined>
    <meta:user-defined meta:name="OLCBstatus">Draft</meta:user-defined>
    <meta:user-defined meta:name="OLCByear">2016</meta:user-defined>
  </office:meta>
</office:document-meta>
</file>